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able_20_Contents">
      <style:paragraph-properties fo:text-align="center" style:justify-single-word="false"/>
      <style:text-properties fo:font-size="10pt" fo:font-weight="bold" officeooo:paragraph-rsid="00088f0f" style:font-size-asian="10pt" style:font-weight-asian="bold" style:font-size-complex="10pt" style:font-weight-complex="bold"/>
    </style:style>
    <style:style style:name="P2" style:family="paragraph" style:parent-style-name="Standard">
      <style:paragraph-properties fo:text-align="center" style:justify-single-word="false"/>
      <style:text-properties fo:font-weight="bold" officeooo:paragraph-rsid="00088f0f" style:font-weight-asian="bold" style:font-weight-complex="bold"/>
    </style:style>
    <style:style style:name="P3" style:family="paragraph" style:parent-style-name="Standard">
      <style:text-properties officeooo:paragraph-rsid="00088f0f"/>
    </style:style>
    <style:style style:name="P4" style:family="paragraph" style:parent-style-name="Standard">
      <style:paragraph-properties fo:text-align="center" style:justify-single-word="false" style:writing-mode="lr-tb"/>
      <style:text-properties fo:color="#ff0000" fo:font-size="10pt" fo:font-weight="bold" officeooo:paragraph-rsid="00088f0f" style:font-size-asian="10pt" style:font-weight-asian="bold" style:font-size-complex="10pt" style:font-weight-complex="bold"/>
    </style:style>
    <style:style style:name="P5" style:family="paragraph" style:parent-style-name="Standard">
      <style:paragraph-properties fo:text-align="center" style:justify-single-word="false" style:writing-mode="lr-tb"/>
      <style:text-properties fo:color="#ff0000" officeooo:paragraph-rsid="00088f0f"/>
    </style:style>
    <style:style style:name="P6" style:family="paragraph" style:parent-style-name="Standard" style:list-style-name="L2">
      <style:paragraph-properties fo:text-align="justify" style:justify-single-word="false" style:writing-mode="lr-tb">
        <style:tab-stops>
          <style:tab-stop style:position="2.469cm"/>
        </style:tab-stops>
      </style:paragraph-properties>
      <style:text-properties fo:color="#000000" fo:font-size="12pt" officeooo:paragraph-rsid="00088f0f" style:font-size-asian="12pt" style:font-size-complex="12pt"/>
    </style:style>
    <style:style style:name="P7" style:family="paragraph" style:parent-style-name="Standard" style:list-style-name="L4">
      <style:paragraph-properties fo:text-align="justify" style:justify-single-word="false" style:writing-mode="lr-tb">
        <style:tab-stops>
          <style:tab-stop style:position="2.469cm"/>
        </style:tab-stops>
      </style:paragraph-properties>
      <style:text-properties fo:color="#000000" officeooo:paragraph-rsid="00088f0f"/>
    </style:style>
    <style:style style:name="P8" style:family="paragraph" style:parent-style-name="Standard">
      <style:paragraph-properties style:writing-mode="lr-tb"/>
      <style:text-properties fo:color="#000000" officeooo:paragraph-rsid="00088f0f"/>
    </style:style>
    <style:style style:name="P9" style:family="paragraph" style:parent-style-name="Standard">
      <style:paragraph-properties fo:text-align="justify" style:justify-single-word="false" style:writing-mode="lr-tb"/>
      <style:text-properties officeooo:paragraph-rsid="00088f0f"/>
    </style:style>
    <style:style style:name="P10" style:family="paragraph" style:parent-style-name="Standard">
      <style:paragraph-properties fo:text-align="center" style:justify-single-word="false" style:writing-mode="lr-tb"/>
      <style:text-properties officeooo:paragraph-rsid="00088f0f"/>
    </style:style>
    <style:style style:name="P11" style:family="paragraph" style:parent-style-name="Standard">
      <style:paragraph-properties fo:text-align="center" style:justify-single-word="false" style:writing-mode="lr-tb"/>
      <style:text-properties fo:font-size="10pt" fo:font-weight="bold" officeooo:paragraph-rsid="00088f0f" style:font-size-asian="10pt" style:font-weight-asian="bold" style:font-size-complex="10pt" style:font-weight-complex="bold"/>
    </style:style>
    <style:style style:name="P12" style:family="paragraph" style:parent-style-name="Standard">
      <style:paragraph-properties style:writing-mode="lr-tb"/>
      <style:text-properties officeooo:paragraph-rsid="00088f0f"/>
    </style:style>
    <style:style style:name="P13" style:family="paragraph" style:parent-style-name="Standard">
      <style:paragraph-properties fo:margin-left="3.752cm" fo:margin-right="0cm" fo:text-align="justify" style:justify-single-word="false" fo:text-indent="0cm" style:auto-text-indent="false"/>
      <style:text-properties fo:font-size="10pt" fo:font-weight="bold" officeooo:paragraph-rsid="00088f0f" style:font-size-asian="10pt" style:font-weight-asian="bold" style:font-size-complex="10pt" style:font-weight-complex="bold"/>
    </style:style>
    <style:style style:name="P14" style:family="paragraph" style:parent-style-name="Standard">
      <style:paragraph-properties fo:margin-left="0cm" fo:margin-right="0cm" fo:text-indent="0.529cm" style:auto-text-indent="false" style:writing-mode="lr-tb">
        <style:tab-stops>
          <style:tab-stop style:position="4.212cm"/>
        </style:tab-stops>
      </style:paragraph-properties>
      <style:text-properties officeooo:paragraph-rsid="00088f0f"/>
    </style:style>
    <style:style style:name="P15" style:family="paragraph" style:parent-style-name="Standard" style:list-style-name="L2">
      <style:paragraph-properties fo:margin-left="0.503cm" fo:margin-right="0cm" fo:text-align="justify" style:justify-single-word="false" fo:text-indent="0cm" style:auto-text-indent="false" style:writing-mode="lr-tb">
        <style:tab-stops>
          <style:tab-stop style:position="-0.635cm"/>
          <style:tab-stop style:position="0.979cm"/>
          <style:tab-stop style:position="2.469cm"/>
        </style:tab-stops>
      </style:paragraph-properties>
      <style:text-properties officeooo:paragraph-rsid="00088f0f"/>
    </style:style>
    <style:style style:name="P16" style:family="paragraph" style:parent-style-name="Standard" style:list-style-name="L2">
      <style:paragraph-properties fo:margin-left="0.503cm" fo:margin-right="0cm" fo:text-align="justify" style:justify-single-word="false" fo:text-indent="0cm" style:auto-text-indent="false" style:writing-mode="lr-tb">
        <style:tab-stops>
          <style:tab-stop style:position="-0.635cm"/>
          <style:tab-stop style:position="0.82cm"/>
          <style:tab-stop style:position="2.469cm"/>
        </style:tab-stops>
      </style:paragraph-properties>
      <style:text-properties officeooo:paragraph-rsid="00088f0f"/>
    </style:style>
    <style:style style:name="P17" style:family="paragraph" style:parent-style-name="Standard" style:list-style-name="L2">
      <style:paragraph-properties fo:margin-left="0.503cm" fo:margin-right="0cm" fo:text-align="justify" style:justify-single-word="false" fo:text-indent="0cm" style:auto-text-indent="false" style:writing-mode="lr-tb">
        <style:tab-stops>
          <style:tab-stop style:position="-0.635cm"/>
          <style:tab-stop style:position="1.005cm"/>
          <style:tab-stop style:position="2.469cm"/>
        </style:tab-stops>
      </style:paragraph-properties>
      <style:text-properties officeooo:paragraph-rsid="00088f0f"/>
    </style:style>
    <style:style style:name="P18" style:family="paragraph" style:parent-style-name="Standard" style:list-style-name="L2">
      <style:paragraph-properties fo:margin-left="0.503cm" fo:margin-right="0cm" fo:text-align="justify" style:justify-single-word="false" fo:text-indent="0cm" style:auto-text-indent="false" style:writing-mode="lr-tb">
        <style:tab-stops>
          <style:tab-stop style:position="-0.635cm"/>
          <style:tab-stop style:position="0.82cm"/>
          <style:tab-stop style:position="2.469cm"/>
        </style:tab-stops>
      </style:paragraph-properties>
      <style:text-properties fo:color="#000000" fo:font-size="12pt" officeooo:paragraph-rsid="00088f0f" style:font-size-asian="12pt" style:font-size-complex="12pt"/>
    </style:style>
    <style:style style:name="P19" style:family="paragraph" style:parent-style-name="Standard">
      <style:paragraph-properties fo:margin-left="0.503cm" fo:margin-right="0cm" fo:text-align="justify" style:justify-single-word="false" fo:text-indent="0cm" style:auto-text-indent="false" style:writing-mode="lr-tb">
        <style:tab-stops>
          <style:tab-stop style:position="-0.635cm"/>
          <style:tab-stop style:position="0.82cm"/>
          <style:tab-stop style:position="2.469cm"/>
        </style:tab-stops>
      </style:paragraph-properties>
      <style:text-properties fo:color="#000000" fo:font-size="12pt" officeooo:paragraph-rsid="00088f0f" style:font-size-asian="12pt" style:font-size-complex="12pt"/>
    </style:style>
    <style:style style:name="P20" style:family="paragraph" style:parent-style-name="Standard" style:list-style-name="L2">
      <style:paragraph-properties fo:margin-left="0.503cm" fo:margin-right="0cm" fo:text-align="justify" style:justify-single-word="false" fo:text-indent="0cm" style:auto-text-indent="false" style:writing-mode="lr-tb">
        <style:tab-stops>
          <style:tab-stop style:position="-0.635cm"/>
          <style:tab-stop style:position="1.005cm"/>
          <style:tab-stop style:position="2.469cm"/>
        </style:tab-stops>
      </style:paragraph-properties>
      <style:text-properties fo:color="#000000" fo:font-size="12pt" officeooo:paragraph-rsid="00088f0f" style:font-size-asian="12pt" style:font-size-complex="12pt"/>
    </style:style>
    <style:style style:name="P21" style:family="paragraph" style:parent-style-name="Standard" style:list-style-name="L2">
      <style:paragraph-properties fo:margin-left="0.503cm" fo:margin-right="0cm" fo:text-align="justify" style:justify-single-word="false" fo:text-indent="0cm" style:auto-text-indent="false" style:writing-mode="lr-tb">
        <style:tab-stops>
          <style:tab-stop style:position="-0.635cm"/>
          <style:tab-stop style:position="0.82cm"/>
          <style:tab-stop style:position="2.469cm"/>
        </style:tab-stops>
      </style:paragraph-properties>
      <style:text-properties fo:color="#000000" officeooo:paragraph-rsid="00088f0f"/>
    </style:style>
    <style:style style:name="P22" style:family="paragraph" style:parent-style-name="Standard">
      <style:paragraph-properties fo:margin-left="1.508cm" fo:margin-right="0cm" fo:text-align="justify" style:justify-single-word="false" fo:text-indent="0cm" style:auto-text-indent="false" style:writing-mode="lr-tb">
        <style:tab-stops>
          <style:tab-stop style:position="2.469cm"/>
        </style:tab-stops>
      </style:paragraph-properties>
      <style:text-properties fo:color="#000000" fo:font-size="10pt" officeooo:paragraph-rsid="00088f0f" style:font-size-asian="10pt" style:font-size-complex="10pt"/>
    </style:style>
    <style:style style:name="P23" style:family="paragraph" style:parent-style-name="Standard">
      <style:paragraph-properties fo:margin-left="0cm" fo:margin-right="0cm" fo:text-align="justify" style:justify-single-word="false" fo:text-indent="1.005cm" style:auto-text-indent="false" style:writing-mode="lr-tb"/>
      <style:text-properties officeooo:paragraph-rsid="00088f0f"/>
    </style:style>
    <style:style style:name="P24" style:family="paragraph" style:parent-style-name="Standard">
      <style:paragraph-properties fo:margin-left="0cm" fo:margin-right="0cm" fo:text-align="justify" style:justify-single-word="false" fo:text-indent="1.005cm" style:auto-text-indent="false" style:writing-mode="lr-tb"/>
      <style:text-properties fo:color="#ff0000" officeooo:paragraph-rsid="00088f0f"/>
    </style:style>
    <style:style style:name="P25" style:family="paragraph" style:parent-style-name="Standard">
      <style:paragraph-properties fo:margin-left="0cm" fo:margin-right="0cm" fo:text-align="justify" style:justify-single-word="false" fo:text-indent="1.032cm" style:auto-text-indent="false" style:writing-mode="lr-tb"/>
      <style:text-properties officeooo:paragraph-rsid="00088f0f"/>
    </style:style>
    <style:style style:name="P26" style:family="paragraph">
      <style:paragraph-properties fo:text-align="center" style:text-autospace="ideograph-alpha" style:punctuation-wrap="hanging" style:line-break="strict" style:writing-mode="lr-tb"/>
    </style:style>
    <style:style style:name="T1" style:family="text">
      <style:text-properties fo:font-weight="bold" style:font-weight-asian="bold" style:font-weight-complex="bold"/>
    </style:style>
    <style:style style:name="T2" style:family="text">
      <style:text-properties fo:color="#ff0000"/>
    </style:style>
    <style:style style:name="T3" style:family="text">
      <style:text-properties fo:color="#ff0000" style:font-name-complex="Times New Roman"/>
    </style:style>
    <style:style style:name="T4" style:family="text">
      <style:text-properties fo:color="#ff0000" fo:font-size="12pt" style:font-size-asian="12pt" style:font-size-complex="12pt"/>
    </style:style>
    <style:style style:name="T5" style:family="text">
      <style:text-properties fo:color="#000000"/>
    </style:style>
    <style:style style:name="T6" style:family="text">
      <style:text-properties fo:color="#000000" fo:font-size="12pt" style:font-size-asian="12pt" style:font-size-complex="12pt"/>
    </style:style>
    <style:style style:name="T7" style:family="text">
      <style:text-properties fo:color="#000000" style:text-underline-style="none"/>
    </style:style>
    <style:style style:name="T8" style:family="text">
      <style:text-properties fo:color="#ffffff" style:font-name="Times New Roman" fo:font-size="12pt" fo:language="pt" fo:country="BR" fo:font-weight="bold" style:letter-kerning="true" style:font-name-asian="DejaVu Sans" style:font-size-asian="12pt" style:language-asian="zh" style:country-asian="CN" style:font-weight-asian="bold" style:font-name-complex="Times New Roman" style:font-size-complex="12pt" style:language-complex="hi" style:country-complex="IN"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826cm" fo:text-indent="-0.635cm" fo:margin-left="1.82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61cm" fo:text-indent="-0.635cm" fo:margin-left="2.46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6cm" fo:text-indent="-0.635cm" fo:margin-left="3.09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31cm" fo:text-indent="-0.635cm" fo:margin-left="3.7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66cm" fo:text-indent="-0.635cm" fo:margin-left="4.36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01cm" fo:text-indent="-0.635cm" fo:margin-left="5.00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36cm" fo:text-indent="-0.635cm" fo:margin-left="5.63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71cm" fo:text-indent="-0.635cm" fo:margin-left="6.27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06cm" fo:text-indent="-0.635cm" fo:margin-left="6.90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41cm" fo:text-indent="-0.635cm" fo:margin-left="7.54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stroke-linejoin="round" draw:fill="solid" draw:fill-color="#008000" draw:textarea-horizontal-align="justify" draw:textarea-vertical-align="middle"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char" draw:z-index="0" draw:style-name="gr1" draw:text-style-name="P26" svg:width="17.028cm" svg:height="0.825cm" svg:x="-0.06cm" svg:y="-1.983cm"><draw:text-box><text:p text:style-name="P26"><text:span text:style-name="T8">Artefato – Ofício do Ofertante <text:s/>com Termo de Compromisso</text:span></text:p></draw:text-box></draw:frame></text:p>
      <text:p text:style-name="P13"/>
      <text:p text:style-name="P4"/>
      <text:p text:style-name="P4"/>
      <text:p text:style-name="P5"><text:bookmark-start text:name="A_Oficio11"/>[Dados da Entidade. Ex: Empresa, Ministério,Instituição de Ensino] <text:bookmark-end text:name="A_Oficio11"/></text:p>
      <text:p text:style-name="P12"/>
      <text:p text:style-name="P12"><text:span text:style-name="T1">Ofício n° </text:span><text:span text:style-name="T2">XX/XX - [Nome do órgão. Ex: departamento, núcleo]/[Entidade do órgão] </text:span><text:s text:c="13"/></text:p>
      <text:p text:style-name="P12"/>
      <text:p text:style-name="P12"><text:tab/><text:tab/><text:tab/><text:tab/><text:tab/><text:tab/><text:tab/><text:tab/><text:tab/>Brasília-DF, <text:span text:style-name="T2">XX</text:span> de <text:span text:style-name="T2">XX</text:span> de <text:span text:style-name="T2">XXX</text:span></text:p>
      <text:p text:style-name="P12"/>
      <text:p text:style-name="P12">Ao(À) Excelentíssimo(a) Senhor(a)</text:p>
      <text:p text:style-name="P8">[NOME DO(A) SECRETÁRIO(A) DA SLTI</text:p>
      <text:p text:style-name="P12">Secretário de Logística e Tecnologia da Informação - SLTI </text:p>
      <text:p text:style-name="P12">Ministério do Planejamento, Orçamento e Gestão </text:p>
      <text:p text:style-name="P12">Esplanada dos Ministérios, Bloco C - 3° andar </text:p>
      <text:p text:style-name="P12">Brasília - DF - CEP: 70046-900 </text:p>
      <text:p text:style-name="P12">Assunto: Tornar o <text:span text:style-name="T2">[Nome do Sistema]</text:span> um Software Público. </text:p>
      <text:p text:style-name="P12"/>
      <text:p text:style-name="P14">Senhor(a) Secretário(a), </text:p>
      <text:p text:style-name="P9"/>
      <text:list xml:id="list6060606775520141422" text:style-name="L2">
        <text:list-item>
          <text:p text:style-name="P15">O <text:span text:style-name="T2">[Entidade, ex: Ministério da Cultura] </text:span>tendo conhecimento da iniciativa do Portal do Software Público Brasileiro, lançado no mês de abril de 2007, em Porto Alegre, pretende aderir ao modelo proposto pela iniciativa do governo federal.</text:p>
          <text:p text:style-name="P16"/>
        </text:list-item>
        <text:list-item>
          <text:p text:style-name="P17"><text:span text:style-name="T5">Afirmamos estar cientes e nos manifestamos favoravelmente ao conjunto de ações e procedimentos para efetivarmos o sistema </text:span><text:span text:style-name="T3">[Nome do Sistema]</text:span><text:span text:style-name="T5"> um Software Público Brasileiro, de acordo com as prerrogativas legais brasileiras, sendo elas: </text:span><text:span text:style-name="T6">a Lei 9.610, de 19 de fevereiro de 1998, que regula os direitos autorais; e a Lei 9.609 de mesma data, que estabelece o regime de proteção à propriedade intelectual de programa de computador e da Instrução Normativa 01, de 17 de janeiro de 2011 da Secretaria de Logística e Tecnologia da Informação/MP, que dispõe sobre os procedimentos para o desenvolvimento, a disponibilização e o uso do Software Público Brasileiro.</text:span></text:p>
        </text:list-item>
      </text:list>
      <text:p text:style-name="P19"/>
      <text:list xml:id="list93809979371853" text:continue-numbering="true" text:style-name="L2">
        <text:list-item>
          <text:p text:style-name="P20">Afirmamos ainda, de forma explícita, concordar com os artigos que regulam os requisitos obrigatórios do processo de disponibilização do sistema para o Portal do Software Público Brasileiro contidos na Instrução Normativa 01, de 17 de janeiro de 2011, sendo eles:</text:p>
          <text:p text:style-name="P6"/>
        </text:list-item>
      </text:list>
      <text:p text:style-name="P22">Art. 4° São requisitos técnicos obrigatórios para a disponibilização do SPB: </text:p>
      <text:p text:style-name="P22">I - a existência de uma versão suficientemente estável e madura do software que possibilite a sua instalação e utilização em um ambiente de produção; </text:p>
      <text:p text:style-name="P22">II - a existência de um manual de instalação que contenha, no mínimo, as informações elencadas no Anexo I desta Instrução Normativa e que permita ao usuário instalar o software sem o auxílio do ofertante de SPB; </text:p>
      <text:p text:style-name="P22">III - o fornecimento do código-fonte do software; e </text:p>
      <text:p text:style-name="P22">IV - o fornecimento de todos os scripts necessários à correta instalação e utilização do software, tais como scripts de configuração e scripts de banco de dados, entre outros. </text:p>
      <text:p text:style-name="P22">§ 1° Caso haja variação no procedimento de instalação do software, a depender das diversas plataformas suportadas por ele (sistema operacional, banco de dados, servidor de aplicação e </text:p>
      <text:p text:style-name="P22">demais), essas diferenças devem ser explicitadas no manual de instalação. </text:p>
      <text:p text:style-name="P22">§ 2° O criador do software deverá, obrigatoriamente, especificar, no cabeçalho de cada arquivo-fonte, que o software está licenciado pelo modelo de licença Creative Commons General Public License - GPL (“Licença Pública Geral”), versão 2.0, em português, ou algum outro modelo de licença livre que venha a ser aprovado pelo Órgão Central do SISP. </text:p>
      <text:p text:style-name="P22">§ 3° Se o SPB fizer uso de banco de dados, devem ser fornecidos os scripts de banco para cada banco de dados suportado. </text:p>
      <text:p text:style-name="P22">Art. 5° É vedado ao SPB: </text:p>
      <text:p text:style-name="P22">I - utilizar bibliotecas, componentes, ferramentas, códigos-fontes e utilitários proprietários; </text:p>
      <text:p text:style-name="P22"><text:soft-page-break/>II - depender somente de plataformas proprietárias; e </text:p>
      <text:p text:style-name="P22">III - depender de um único fornecedor. </text:p>
      <text:p text:style-name="P22"/>
      <text:p text:style-name="P22">Art. 7° São requisitos jurídicos obrigatórios para a disponibilização do SPB: </text:p>
      <text:p text:style-name="P22">I - registro do software no Instituto Nacional de Propriedade Industrial - INPI, conforme os princípios e regras previstos na Lei n° 9.609, de 19 de fevereiro de 1998; </text:p>
      <text:p text:style-name="P22">II - utilização do modelo de licença Creative Commons General Public License – GPL (“Licença Pública Geral”), versão 2.0, em português, ou algum outro modelo de licença livre que venha a ser aprovado pelo Órgão Central do SISP; e </text:p>
      <text:p text:style-name="P22">III - utilização do modelo de Licença Pública de Marca – LPM em relação à proteção da marca do software, conforme previsto nos arts. 34 e 35 desta Instrução Normativa. </text:p>
      <text:list xml:id="list93811253173451" text:continue-numbering="true" text:style-name="L2">
        <text:list-header>
          <text:p text:style-name="P18"/>
        </text:list-header>
        <text:list-item>
          <text:p text:style-name="P20">Registramos ciência da necessidade de registro do código e da marca do software de acordo com a Resolução INPI, nº 58, de 14 de julho de 1998, onde se definem normas e procedimentos relativos ao registro de programas de computador, no qual em seu Artigo 1º, estabelece que “O registro de programas de computador poderá ser solicitado ao INPI, para segurança dos direitos autorais a eles relativos, imediatamente após sua data de criação”. </text:p>
          <text:p text:style-name="P18"/>
        </text:list-item>
        <text:list-item>
          <text:p text:style-name="P15"><text:span text:style-name="T6">Colocamos à disposição para ser o responsável por dirimir quaisquer ações para a efetivação do processo de publicização do sistema como um Software Público, o Senhor </text:span><text:span text:style-name="T4">[Nome completo do responsável pelo Sistema]</text:span><text:span text:style-name="T6">, de telefone </text:span><text:span text:style-name="T4">[telefone fixo / telefone móvel]</text:span><text:span text:style-name="T6"> e e-mail </text:span><text:span text:style-name="T4">[e-mail do responsável]</text:span><text:span text:style-name="T6">. <text:s text:c="2"/>O responsável terá atribuições como: o envio dos artefatos do sistema para o ambiente disponibilizado, a coordenação ou delegação de coordenador(es) para a comunidade a ser criada, adequação e negociação de prazos para solução dos problemas apontados durante a avaliação do sistema e outros assuntos pertinentes para o sucesso do processo de publicização.</text:span></text:p>
          <text:p text:style-name="P21"/>
        </text:list-item>
        <text:list-item>
          <text:p text:style-name="P15"><text:span text:style-name="T5">Pelo exposto, vimos formalizar o desejo do </text:span><text:span text:style-name="T2">[Entidade, ex: Ministério da Cultura]</text:span><text:span text:style-name="T5"> de tornar o Sistema </text:span><text:span text:style-name="T2">[Nome do Sistema]</text:span><text:span text:style-name="T5"> um Software Público Brasileiro através do Termo de Compromisso com o Órgão Central do SISP, em anexo.</text:span></text:p>
          <text:p text:style-name="P15"><text:span text:style-name="T5"/></text:p>
        </text:list-item>
        <text:list-item>
          <text:p text:style-name="P17"><text:span text:style-name="T5">Declaramos ciência de que todo o processo de disponibilização será realizado pelo ambiente “AvaliaSPB”, referenciado e descrito no Portal do Software Público Brasileiro encontrado no endereço </text:span><text:a xlink:type="simple" xlink:href="http://www.softwarepublico.gov.br/"><text:span text:style-name="T7">www.softwarepublico.gov.br</text:span></text:a><text:span text:style-name="T5">. </text:span></text:p>
          <text:p text:style-name="P21"/>
        </text:list-item>
        <text:list-item>
          <text:p text:style-name="P20">Sendo assim, requeremos tornar o <text:s/>referido sistema como um Software Público Brasileiro pelo processo realizado pela SLTI/MP. </text:p>
        </text:list-item>
      </text:list>
      <text:list xml:id="list2676642939883293811" text:style-name="L4">
        <text:list-header>
          <text:p text:style-name="P7"/>
        </text:list-header>
      </text:list>
      <text:p text:style-name="P9"/>
      <text:p text:style-name="P9"/>
      <text:p text:style-name="P9"/>
      <text:p text:style-name="P5">[Nome do Dirigente Máximo]</text:p>
      <text:p text:style-name="P10"><text:span text:style-name="T2">[Cargo do Dirigente Máximo <text:s/>(ex: Diretor,Presidente,Prefeito,Secretário)] </text:span>- <text:span text:style-name="T2">[Entidade]</text:span></text:p>
      <text:p text:style-name="P11"/>
      <text:p text:style-name="P2"/>
      <text:p text:style-name="P13"/>
      <text:p text:style-name="P13"/>
      <text:p text:style-name="P13"/>
      <text:p text:style-name="P13"/>
      <text:p text:style-name="P13"/>
      <text:p text:style-name="P13"/>
      <text:p text:style-name="P13"/>
      <text:p text:style-name="P13"/>
      <text:p text:style-name="P2"/>
      <text:p text:style-name="P2"/>
      <text:p text:style-name="P2"/>
      <text:p text:style-name="P2"><text:bookmark-start text:name="A_TermoCompromisso"/><text:soft-page-break/>TERMO DE COMPROMISSO COM O ÓRGÃO CENTRAL DO SISP<text:bookmark-end text:name="A_TermoCompromisso"/></text:p>
      <text:p text:style-name="P3"/>
      <text:p text:style-name="P10"/>
      <text:p text:style-name="P5">[dados do órgão ou entidade público ou privado ou da pessoa física]</text:p>
      <text:p text:style-name="P10"/>
      <text:p text:style-name="P10"/>
      <text:p text:style-name="P23">No decorrer do ano de <text:span text:style-name="T2">[ano]</text:span>, desenvolvemos o Sistema <text:span text:style-name="T2">[Nome do Sistema]</text:span>. O referido sistema foi concebido inicialmente para <text:span text:style-name="T2">[Objetivo do Sistema]</text:span> e possibilita <text:span text:style-name="T2">[Principais Funcionalidade do Sistema]</text:span>. Contudo, a versatilidade da ferramenta possibilitou vislumbrar a sua utilização por outros órgãos ou entidades públicos ou privados e pelos cidadãos em geral.</text:p>
      <text:p text:style-name="P9"/>
      <text:p text:style-name="P23"><text:span text:style-name="T2">[Caso necessário, podem ser inseridos maiores detalhes acerca do software]</text:span>.</text:p>
      <text:p text:style-name="P9"/>
      <text:p text:style-name="P23">O Sistema <text:span text:style-name="T2">[Nome do Sistema]</text:span> foi desenvolvido com filosofia <text:span text:style-name="T2">[Nome do paradigma utilizado, ex: de orientação a objeto]</text:span>, em plataforma <text:span text:style-name="T2">[Nome da plataforma]</text:span>, na linguagem <text:span text:style-name="T2">[Nome da linguagem]</text:span>. Sua aderência à política de migração para software livre do governo federal nos estimulou a apresentá-lo inicialmente à equipe de técnicos vinculados à Gerência de Inovações Tecnológicas da Secretaria de Logística e Tecnologia da Informação do Ministério do Planejamento, Orçamento e Gestão, recebendo avaliação positiva em relação ao estabelecimento de uma parceria com vistas a sua disponibilização no Portal do Software Público Brasileiro.</text:p>
      <text:p text:style-name="P9"/>
      <text:p text:style-name="P25">(*) Importante destacar que tal ferramenta já vem sendo utilizada por (ou poderá ser objeto de interesse de) outras instituições, entre elas: <text:span text:style-name="T2">[Nome das instituições]</text:span>.</text:p>
      <text:p text:style-name="P9"/>
      <text:p text:style-name="P23">Nos comprometemos, então, a colaborar com a Secretaria de Logística e Tecnologia da Informação do Ministério do Planejamento, Orçamento e Gestão – SLTI/MPOG, na qualidade de Órgão Central do SISP, no desenvolvimento e disponibilização do software e de observar todas as regras e requisitos previstos na Instrução Normativa no 01, de 17 de JANEIRO de 2011.</text:p>
      <text:p text:style-name="P9"/>
      <text:p text:style-name="P23">Do exposto, formalizamos, por meio deste Termo de Compromisso, o nosso compromisso de tornar o Sistema <text:span text:style-name="T2">[Nome do Sistema]</text:span> um SOFTWARE PÚBLICO BRASILEIRO, requerendo a aprovação da SLTI/MPOG, nos termos da legislação em vigor.</text:p>
      <text:p text:style-name="P9"/>
      <text:p text:style-name="P9"/>
      <text:p text:style-name="P24">[Nome do dirigente máximo do órgão ou entidade público ou privado ou da pessoa física]</text:p>
      <text:p text:style-name="P24">[Cargo do dirigente máximo (ex: Diretor, Presidente, Prefeito, Secretário)]</text:p>
      <text:p text:style-name="P9"/>
      <text:p text:style-name="P9"/>
      <text:p text:style-name="P23">(*) Caso se aplique.</text:p>
      <text:p text:style-name="P9"/>
      <text:p text:style-name="P9"/>
      <text:p text:style-name="P9">Brasília/DF, <text:span text:style-name="T2">[data]</text:span>.</text:p>
      <text:p text:style-name="P9"/>
      <text:p text:style-name="P10">____________________</text:p>
      <text:p text:style-name="P10"/>
      <text:p text:style-name="P4">[firma do dirigente máximo do órgão ou entidade público ou privado ou da pessoa fís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ejaVu Sans"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1T09:35:18.471552197</meta:creation-date>
    <dc:date>2014-08-01T09:38:09.838400528</dc:date>
    <meta:editing-duration>P0D</meta:editing-duration>
    <meta:editing-cycles>1</meta:editing-cycles>
    <meta:document-statistic meta:table-count="0" meta:image-count="0" meta:object-count="0" meta:page-count="3" meta:paragraph-count="52" meta:word-count="1221" meta:character-count="7937" meta:non-whitespace-character-count="6719"/>
    <meta:generator>LibreOffice/4.2.4.2$Linux_X86_64 LibreOffice_project/420m0$Build-2</meta:generator>
  </office:meta>
</office:document-meta>
</file>